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0E88DCDD0971101F2EE.png" manifest:media-type="image/png"/>
  <manifest:file-entry manifest:full-path="Pictures/100000000000016E000000D0C8DAC2B04F4556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5cm" svg:height="9.374cm" svg:x="3.1cm" svg:y="2.062cm">
          <draw:image xlink:href="Pictures/100000000000016E000000D0C8DAC2B04F4556FA.png" xlink:type="simple" xlink:show="embed" xlink:actuate="onLoad">
            <text:p/>
          </draw:image>
        </draw:frame>
        <draw:frame draw:style-name="gr1" draw:text-style-name="P1" draw:layer="layout" svg:width="9.154cm" svg:height="6.137cm" svg:x="5.957cm" svg:y="11.777cm">
          <draw:image xlink:href="Pictures/100000000000015A000000E88DCDD0971101F2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2:58:06.325724465</meta:creation-date>
    <dc:date>2018-10-24T03:00:04.678507857</dc:date>
    <meta:editing-duration>PT1M58S</meta:editing-duration>
    <meta:editing-cycles>1</meta:editing-cycles>
    <meta:document-statistic meta:object-count="2"/>
    <meta:generator>LibreOffice/5.1.6.2$Linux_X86_64 LibreOffice_project/10m0$Build-2</meta:generator>
  </office:meta>
</office:document-meta>
</file>